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ssion:</text:p>
      <text:p text:style-name="Standard"/>
      <text:p text:style-name="Standard">Provide an easy to use, and easy to maintain complete search system that is free and open source.</text:p>
      <text:p text:style-name="Standard"/>
      <text:p text:style-name="Standard">Ease of Use</text:p>
      <text:list xml:id="list1063173792" text:style-name="L1">
        <text:list-item>
          <text:p text:style-name="P1">Installer</text:p>
        </text:list-item>
        <text:list-item>
          <text:p text:style-name="P1">Control Console</text:p>
        </text:list-item>
        <text:list-item>
          <text:p text:style-name="P1">Schema Editor</text:p>
        </text:list-item>
        <text:list-item>
          <text:p text:style-name="P1">Master/Slave configuration </text:p>
        </text:list-item>
        <text:list-item>
          <text:p text:style-name="P1">AWS instance spin-up</text:p>
        </text:list-item>
        <text:list-item>
          <text:p text:style-name="P1">Easy crypto key installation for https.</text:p>
        </text:list-item>
        <text:list-item>
          <text:p text:style-name="P1">Sensible &amp; Consistent defaults, but fully customizable.</text:p>
        </text:list-item>
      </text:list>
      <text:p text:style-name="Standard"/>
      <text:p text:style-name="Standard">Ease of Maintenance</text:p>
      <text:list xml:id="list1982333532" text:style-name="L2">
        <text:list-item>
          <text:p text:style-name="P2">Control Console</text:p>
        </text:list-item>
        <text:list-item>
          <text:p text:style-name="P2">Backup Storage of all Indexed Documents to facilitate fast re-indexing</text:p>
        </text:list-item>
        <text:list-item>
          <text:p text:style-name="P2">Live Schema changes</text:p>
        </text:list-item>
        <text:list-item>
          <text:p text:style-name="P2">Live Shard creation/merging/migration</text:p>
        </text:list-item>
        <text:list-item>
          <text:p text:style-name="P2">Partial update of records (from user perspective)</text:p>
        </text:list-item>
        <text:list-item>
          <text:p text:style-name="P2">Undelete for fat-finger recovery.</text:p>
        </text:list-item>
        <text:list-item>
          <text:p text:style-name="P2">Obliterate for sensitive data removal.</text:p>
        </text:list-item>
      </text:list>
      <text:p text:style-name="Standard"/>
      <text:p text:style-name="Standard">Complete</text:p>
      <text:list xml:id="list1220057198" text:continue-list="list1063173792" text:style-name="L1">
        <text:list-item>
          <text:p text:style-name="P1">Ingestion Pipeline</text:p>
        </text:list-item>
        <text:list-item>
          <text:p text:style-name="P1">https among all components by default</text:p>
        </text:list-item>
        <text:list-item>
          <text:p text:style-name="P1">Connectors for File/Web/DB/Sharepoint/SVN/Git &amp; oth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s Heck</meta:initial-creator>
    <meta:creation-date>2013-04-02T12:25:36</meta:creation-date>
    <dc:date>2013-04-03T18:12:56</dc:date>
    <dc:creator>Gus Heck</dc:creator>
    <meta:editing-duration>P1DT5H32M9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22" meta:word-count="113" meta:character-count="708"/>
  </office:meta>
</office:document-meta>
</file>